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24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0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557cm" fo:min-width="8.3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2" style:family="graphic" style:parent-style-name="objectwithoutfill">
      <style:graphic-properties draw:stroke="dash" draw:stroke-dash="Fine_20_Dashed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18pt"/>
    </style:style>
    <style:style style:name="P6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8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9" style:family="paragraph">
      <loext:graphic-properties draw:fill="solid" draw:fill-color="#006600"/>
      <style:paragraph-properties fo:text-align="center"/>
    </style:style>
    <style:style style:name="P10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5" draw:layer="layout" svg:width="0.762cm" svg:height="0.762cm" svg:x="5.486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0.914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5.486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5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6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8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9.804cm" svg:y="7.81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5" draw:layer="layout" svg:width="0.762cm" svg:height="0.762cm" svg:x="8.127cm" svg:y="3.048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10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1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8.797cm" svg:y1="10.109cm" svg:x2="0.001cm" svg:y2="10.109cm">
          <text:p/>
        </draw:line>
        <draw:frame draw:style-name="gr18" draw:text-style-name="P10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10" draw:layer="layout" svg:width="4.736cm" svg:height="0.962cm" draw:transform="rotate (0.785398163397448) translate (9.941cm 5.381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2" draw:layer="layout" svg:width="0.762cm" svg:height="0.508cm" svg:x="12.091cm" svg:y="16.705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0.762cm" svg:height="0.508cm" svg:x="12.192cm" svg:y="17.99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762cm" svg:height="0.762cm" svg:x="12.751cm" svg:y="15.57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2.751cm" svg:y1="12.621cm" svg:x2="13.933cm" svg:y2="12.623cm" svg:d="M12751 12621h591v2h591" svg:viewBox="0 0 1183 3">
          <text:p/>
        </draw:connector>
        <draw:line draw:style-name="gr10" draw:text-style-name="P4" draw:layer="layout" svg:x1="12.751cm" svg:y1="13.589cm" svg:x2="13.767cm" svg:y2="13.589cm">
          <text:p/>
        </draw:line>
        <draw:custom-shape draw:style-name="gr24" draw:text-style-name="P6" draw:layer="layout" svg:width="0.762cm" svg:height="0.508cm" svg:x="12.751cm" svg:y="14.401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.819cm" svg:height="0.729cm" svg:x="12.802cm" svg:y="17.906cm">
          <draw:text-box>
            <text:p><text:span text:style-name="T13">f_X0();</text:span></text:p>
          </draw:text-box>
        </draw:frame>
        <draw:frame draw:style-name="gr26" draw:text-style-name="P16" draw:layer="layout" svg:width="2.077cm" svg:height="0.729cm" svg:x="12.702cm" svg:y="16.637cm">
          <draw:text-box>
            <text:p><text:span text:style-name="T14">Close();</text:span></text:p>
          </draw:text-box>
        </draw:frame>
        <draw:frame draw:style-name="gr27" draw:text-style-name="P17" draw:layer="layout" svg:width="5.944cm" svg:height="1.361cm" svg:x="9.957cm" svg:y="14.757cm">
          <draw:text-box>
            <text:p><text:span text:style-name="T15">3.composed vTable</text:span></text:p>
          </draw:text-box>
        </draw:frame>
        <draw:frame draw:style-name="gr28" draw:text-style-name="P17" draw:layer="layout" svg:width="9.195cm" svg:height="1.521cm" svg:x="9.957cm" svg:y="18.39cm">
          <draw:text-box>
            <text:p><text:span text:style-name="T15">6.illegitimate vTable (l.) &amp; entry (r.)</text:span></text:p>
          </draw:text-box>
        </draw:frame>
        <draw:frame draw:style-name="gr28" draw:text-style-name="P17" draw:layer="layout" svg:width="9.195cm" svg:height="1.521cm" svg:x="9.957cm" svg:y="17.195cm">
          <draw:text-box>
            <text:p><text:span text:style-name="T15">5.legitimate vTable (l.) &amp; entry (r.)</text:span></text:p>
          </draw:text-box>
        </draw:frame>
        <draw:frame draw:style-name="gr28" draw:text-style-name="P17" draw:layer="layout" svg:width="8.433cm" svg:height="1.521cm" svg:x="9.957cm" svg:y="13.589cm">
          <draw:text-box>
            <text:p><text:span text:style-name="T15">2.secondary class inheritance</text:span></text:p>
          </draw:text-box>
        </draw:frame>
        <draw:frame draw:style-name="gr28" draw:text-style-name="P17" draw:layer="layout" svg:width="7.874cm" svg:height="1.521cm" svg:x="9.957cm" svg:y="12.623cm">
          <draw:text-box>
            <text:p><text:span text:style-name="T15">1.primary class inheritance</text:span></text:p>
          </draw:text-box>
        </draw:frame>
        <draw:frame draw:style-name="gr29" draw:text-style-name="P17" draw:layer="layout" svg:width="3.353cm" svg:height="0.886cm" svg:x="9.957cm" svg:y="15.85cm">
          <draw:text-box>
            <text:p><text:span text:style-name="T15">4.class</text:span></text:p>
          </draw:text-box>
        </draw:frame>
        <draw:custom-shape draw:style-name="gr30" draw:text-style-name="P18" draw:layer="layout" svg:width="8.839cm" svg:height="6.807cm" svg:x="9.957cm" svg:y="12.369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2.997cm" svg:height="0.962cm" svg:x="9.754cm" svg:y="11.532cm">
          <draw:text-box>
            <text:p><text:span text:style-name="T16">Legend</text:span></text:p>
          </draw:text-box>
        </draw:frame>
        <draw:line draw:style-name="gr32" draw:text-style-name="P4" draw:layer="layout" svg:x1="10.008cm" svg:y1="13.284cm" svg:x2="18.796cm" svg:y2="13.284cm">
          <text:p/>
        </draw:line>
        <draw:line draw:style-name="gr32" draw:text-style-name="P4" draw:layer="layout" svg:x1="9.957cm" svg:y1="14.299cm" svg:x2="18.796cm" svg:y2="14.299cm">
          <text:p/>
        </draw:line>
        <draw:line draw:style-name="gr32" draw:text-style-name="P4" draw:layer="layout" svg:x1="10.008cm" svg:y1="15.468cm" svg:x2="18.796cm" svg:y2="15.468cm">
          <text:p/>
        </draw:line>
        <draw:line draw:style-name="gr32" draw:text-style-name="P4" draw:layer="layout" svg:x1="9.957cm" svg:y1="16.51cm" svg:x2="18.796cm" svg:y2="16.51cm">
          <text:p/>
        </draw:line>
        <draw:line draw:style-name="gr32" draw:text-style-name="P20" draw:layer="layout" svg:x1="9.957cm" svg:y1="17.907cm" svg:x2="18.796cm" svg:y2="17.907cm">
          <text:p/>
        </draw:line>
        <draw:frame draw:style-name="gr33" draw:text-style-name="P19" draw:layer="layout" svg:width="5.08cm" svg:height="1.673cm" svg:x="12.7cm" svg:y="8.436cm">
          <draw:text-box>
            <text:p><text:span text:style-name="T16">Above: </text:span><text:span text:style-name="T17">Loop Gadget Logic</text:span></text:p>
          </draw:text-box>
        </draw:frame>
        <draw:frame draw:style-name="gr34" draw:text-style-name="P19" draw:layer="layout" svg:width="6.35cm" svg:height="2.384cm" svg:x="12.7cm" svg:y="10.16cm">
          <draw:text-box>
            <text:p><text:span text:style-name="T16">Down: </text:span><text:span text:style-name="T17">Class &amp; vTable Hierarchies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79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772cm" svg:height="7.047cm" svg:x="2.261cm" svg:y="2.397cm"/>
      <draw:page-thumbnail draw:layer="backgroundobjects" svg:width="6.772cm" svg:height="7.047cm" svg:x="2.261cm" svg:y="10.445cm"/>
      <draw:page-thumbnail draw:layer="backgroundobjects" svg:width="6.772cm" svg:height="7.047cm" svg:x="2.261cm" svg:y="18.493cm"/>
      <draw:page-thumbnail draw:layer="backgroundobjects" svg:width="6.772cm" svg:height="7.047cm" svg:x="12.556cm" svg:y="2.397cm"/>
      <draw:page-thumbnail draw:layer="backgroundobjects" svg:width="6.772cm" svg:height="7.047cm" svg:x="12.556cm" svg:y="10.445cm"/>
      <draw:page-thumbnail draw:layer="backgroundobjects" svg:width="6.772cm" svg:height="7.047cm" svg:x="12.556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5-22T11:25:14.562120289</dc:date>
    <meta:editing-duration>PT2H39M15S</meta:editing-duration>
    <meta:editing-cycles>34</meta:editing-cycles>
    <meta:generator>LibreOffice/4.4.6.3$Linux_X86_64 LibreOffice_project/40m0$Build-3</meta:generator>
    <meta:document-statistic meta:object-count="94"/>
  </office:meta>
</office:document-meta>
</file>